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Uwielbiamy Cię,</text:span><text:span text:style-name="T1"><text:line-break/></text:span><text:span text:style-name="T1">wychwalamy Cię</text:span><text:span text:style-name="T1"><text:line-break/></text:span><text:span text:style-name="T1">oddajemy cześć,</text:span><text:span text:style-name="T1"><text:line-break/></text:span><text:span text:style-name="T1">Boże nasz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.002cm" svg:x="-0.001cm" svg:y="-0.002cm" presentation:class="title" presentation:user-transformed="true">
          <draw:text-box>
            <text:p text:style-name="P1"><text:span text:style-name="T1">Światłem serca,</text:span><text:span text:style-name="T1"><text:line-break/></text:span><text:span text:style-name="T1">Pokojem jest Pan</text:span><text:span text:style-name="T1"><text:line-break/></text:span><text:span text:style-name="T1">Wierny Zbawca,</text:span><text:span text:style-name="T1"><text:line-break/></text:span><text:span text:style-name="T1">potężny nasz Bóg</text:span><text:span text:style-name="T1"><text:line-break/></text:span><text:span text:style-name="T2">Jak łagodny i dobry</text:span><text:span text:style-name="T2"><text:line-break/></text:span><text:span text:style-name="T2">jest w łaskawości swej</text:span><text:span text:style-name="T2"><text:line-break/></text:span><text:span text:style-name="T2">Twe imię</text:span><text:span text:style-name="T2"><text:line-break/></text:span><text:span text:style-name="T2">wychwalać dziś chc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21:40</meta:creation-date>
    <dc:creator>Rafał Talacha</dc:creator>
    <dc:date>2009-02-01T14:03:50</dc:date>
    <dc:language>pl-PL</dc:language>
    <meta:editing-cycles>12</meta:editing-cycles>
    <meta:editing-duration>PT5M3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